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.048in" fo:margin-bottom="0in" style:contextual-spacing="false" fo:line-height="100%" fo:text-align="center" style:justify-single-word="false"/>
      <style:text-properties fo:font-size="20pt" officeooo:paragraph-rsid="0010b982" style:font-size-asian="20pt" style:font-size-complex="20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in" fo:margin-bottom="0.1965in" style:contextual-spacing="false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>
      <style:paragraph-properties fo:margin-top="0in" fo:margin-bottom="0in" style:contextual-spacing="false"/>
      <style:text-properties officeooo:paragraph-rsid="0011f939"/>
    </style:style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7">
      <style:paragraph-properties fo:margin-top="0in" fo:margin-bottom="0in" style:contextual-spacing="false"/>
    </style:style>
    <style:style style:name="P12" style:family="paragraph" style:parent-style-name="Text_20_body" style:list-style-name="L8">
      <style:paragraph-properties fo:margin-top="0in" fo:margin-bottom="0in" style:contextual-spacing="false"/>
    </style:style>
    <style:style style:name="P13" style:family="paragraph" style:parent-style-name="Text_20_body" style:list-style-name="L9">
      <style:paragraph-properties fo:margin-top="0in" fo:margin-bottom="0in" style:contextual-spacing="false"/>
    </style:style>
    <style:style style:name="P14" style:family="paragraph" style:parent-style-name="Text_20_body">
      <style:paragraph-properties fo:margin-top="0.048in" fo:margin-bottom="0in" style:contextual-spacing="false" fo:line-height="100%" fo:text-align="start" style:justify-single-word="false"/>
      <style:text-properties fo:font-size="12pt" officeooo:paragraph-rsid="0010b982" style:font-size-asian="10.5pt" style:font-size-complex="12pt"/>
    </style:style>
    <style:style style:name="P15" style:family="paragraph" style:parent-style-name="Text_20_body">
      <style:paragraph-properties fo:margin-top="0.048in" fo:margin-bottom="0in" style:contextual-spacing="false" fo:line-height="100%" fo:text-align="start" style:justify-single-word="false"/>
      <style:text-properties fo:font-size="12pt" fo:font-style="italic" officeooo:rsid="0010b982" officeooo:paragraph-rsid="0010b982" style:font-size-asian="10.5pt" style:font-style-asian="italic" style:font-size-complex="12pt" style:font-style-complex="italic"/>
    </style:style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in" fo:margin-bottom="0in" style:contextual-spacing="false"/>
    </style:style>
    <style:style style:name="P18" style:family="paragraph" style:parent-style-name="Text_20_body" style:list-style-name="L11"/>
    <style:style style:name="P19" style:family="paragraph" style:parent-style-name="Text_20_body" style:list-style-name="L11">
      <style:paragraph-properties fo:margin-top="0in" fo:margin-bottom="0in" style:contextual-spacing="false"/>
    </style:style>
    <style:style style:name="P20" style:family="paragraph" style:parent-style-name="Text_20_body">
      <style:paragraph-properties fo:margin-top="0in" fo:margin-bottom="0.0181in" style:contextual-spacing="false"/>
    </style:style>
    <style:style style:name="P21" style:family="paragraph" style:parent-style-name="Text_20_body">
      <style:text-properties fo:font-weight="bold" officeooo:rsid="0011f939" officeooo:paragraph-rsid="0011f939" style:font-weight-asian="bold" style:font-weight-complex="bold"/>
    </style:style>
    <style:style style:name="P22" style:family="paragraph" style:parent-style-name="Text_20_body" style:list-style-name="L3">
      <style:paragraph-properties fo:margin-top="0in" fo:margin-bottom="0in" style:contextual-spacing="false"/>
      <style:text-properties officeooo:rsid="00139c47" officeooo:paragraph-rsid="00139c47"/>
    </style:style>
    <style:style style:name="P23" style:family="paragraph" style:parent-style-name="Text_20_body" style:list-style-name="L12">
      <loext:graphic-properties draw:fill="none" draw:fill-color="#ffffff"/>
      <style:paragraph-properties fo:margin-top="0.1665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5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7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3b3b5" style:text-blinking="false" fo:background-color="transparent"/>
    </style:style>
    <style:style style:name="P27" style:family="paragraph" style:parent-style-name="Text_20_body" style:list-style-name="L7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b3b5" officeooo:paragraph-rsid="0013b3b5" style:text-blinking="false" fo:background-color="transparent"/>
    </style:style>
    <style:style style:name="P28" style:family="paragraph" style:parent-style-name="Text_20_body" style:list-style-name="L13">
      <loext:graphic-properties draw:fill="none" draw:fill-color="#ffffff"/>
      <style:paragraph-properties fo:margin-top="0.1665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b3b5" style:text-blinking="false" fo:background-color="transparent"/>
    </style:style>
    <style:style style:name="T1" style:family="text">
      <style:text-properties officeooo:rsid="0010b982"/>
    </style:style>
    <style:style style:name="T2" style:family="text">
      <style:text-properties officeooo:rsid="0011f939"/>
    </style:style>
    <style:style style:name="T3" style:family="text">
      <style:text-properties officeooo:rsid="0013b3b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rapport-davancement-n1---développement-du-site-e-commerce-lamour-est-dans-le-code"/>Rapport d’Avancement N°1 </text:h>
      <text:h text:style-name="P1" text:outline-level="1">Développement du Site E-commerce “<text:span text:style-name="T1">CRAFTED-BY</text:span>”</text:h>
      <text:p text:style-name="P14"/>
      <text:p text:style-name="P14"/>
      <text:p text:style-name="P15">Groupe numéro 4 : Anne &amp; Ezra</text:p>
      <text:h text:style-name="Heading_20_2" text:outline-level="2"><text:bookmark text:name="résumé-exécutif"/><text:a xlink:type="simple" xlink:href="https://campus-numerique-annecy.vercel.app/devlog/projet/c/3-annexes/exemple-rapport-d'avancement#résumé-exécutif" text:style-name="Internet_20_link" text:visited-style-name="Visited_20_Internet_20_Link">#</text:a>Résumé Exécutif</text:h>
      <text:p text:style-name="Text_20_body">Le présent rapport d’avancement fournit une mise à jour sur l’état actuel du développement du site e-commerce “<text:span text:style-name="T1">Crafted-By</text:span>”. Les travaux se déroul<text:span text:style-name="T1">aient</text:span> conformément au calendrier établi, <text:span text:style-name="T1">jusqu’à ce que je soit en arrêt maladie les mercredi 17 et jeudi</text:span> <text:span text:style-name="T1">18 janvier 2024. Heureusement pour mon coéquipier Ezra, cela ne l’impacte pas car il s’agit de travaux individuels. </text:span><text:s/>L’équipe a réussi à <text:span text:style-name="T1">identifier</text:span> les défis et progresse vers les étapes suivantes.</text:p>
      <text:h text:style-name="Heading_20_2" text:outline-level="2"><text:bookmark text:name="objectifs-et-résultats-attendus"/><text:a xlink:type="simple" xlink:href="https://campus-numerique-annecy.vercel.app/devlog/projet/c/3-annexes/exemple-rapport-d'avancement#objectifs-et-résultats-attendus" text:style-name="Internet_20_link" text:visited-style-name="Visited_20_Internet_20_Link">#</text:a>Objectifs et Résultats Attendus</text:h>
      <text:p text:style-name="Text_20_body"/>
      <text:h text:style-name="Heading_20_3" text:outline-level="3"><text:bookmark text:name="objectifs-initiaux"/><text:a xlink:type="simple" xlink:href="https://campus-numerique-annecy.vercel.app/devlog/projet/c/3-annexes/exemple-rapport-d'avancement#objectifs-initiaux" text:style-name="Internet_20_link" text:visited-style-name="Visited_20_Internet_20_Link">#</text:a>Objectifs Initiaux</text:h>
      <text:p text:style-name="P20"/>
      <text:p text:style-name="P21">A – Conception :</text:p>
      <text:p text:style-name="P3">Se familiariser avec les exigences du projet et concevoir : </text:p>
      <text:list xml:id="list1145787714" text:style-name="L11">
        <text:list-item>
          <text:p text:style-name="P19">le schéma de base de données, </text:p>
        </text:list-item>
        <text:list-item>
          <text:p text:style-name="P19">le schéma fonctionnel, </text:p>
        </text:list-item>
        <text:list-item>
          <text:p text:style-name="P19">la liste des utilisateurs, </text:p>
        </text:list-item>
        <text:list-item>
          <text:p text:style-name="P19">la liste des rôles, </text:p>
        </text:list-item>
        <text:list-item>
          <text:p text:style-name="P18">la liste des principales fonctionnalités et des permissions associées. </text:p>
          <text:p text:style-name="P19"/>
        </text:list-item>
      </text:list>
      <text:p text:style-name="P21">B – Modélisation :</text:p>
      <text:list xml:id="list3749256176" text:style-name="L1">
        <text:list-item>
          <text:p text:style-name="P4">Construire les tables à l’aide des migrations de Laravel, </text:p>
        </text:list-item>
      </text:list>
      <text:list xml:id="list3834486122" text:style-name="L10">
        <text:list-item>
          <text:p text:style-name="P17">Créer les relations entre les tables dans les models, </text:p>
        </text:list-item>
        <text:list-item>
          <text:p text:style-name="P16">Créer des données de test à l’aide des factories et des seeders. </text:p>
          <text:p text:style-name="P16"/>
        </text:list-item>
      </text:list>
      <text:h text:style-name="Heading_20_3" text:outline-level="3"><text:bookmark text:name="résultats-actuels"/><text:a xlink:type="simple" xlink:href="https://campus-numerique-annecy.vercel.app/devlog/projet/c/3-annexes/exemple-rapport-d'avancement#résultats-actuels" text:style-name="Internet_20_link" text:visited-style-name="Visited_20_Internet_20_Link">#</text:a>Résultats Actuels</text:h>
      <text:list xml:id="list210111718" text:style-name="L2">
        <text:list-header>
          <text:p text:style-name="P5"/>
        </text:list-header>
      </text:list>
      <text:list xml:id="list3160193557" text:style-name="L3">
        <text:list-item>
          <text:p text:style-name="P6">Achèvement de la phase de conception avec <text:span text:style-name="T2">transmission du dossier de conception au CTO de Crafted-By </text:span>. </text:p>
        </text:list-item>
        <text:list-item>
          <text:p text:style-name="P22">DataBase créée (tables, colonnes et relations).</text:p>
        </text:list-item>
      </text:list>
      <text:h text:style-name="Heading_20_2" text:outline-level="2"><text:bookmark text:name="problèmes-et-obstacles"/><text:soft-page-break/><text:a xlink:type="simple" xlink:href="https://campus-numerique-annecy.vercel.app/devlog/projet/c/3-annexes/exemple-rapport-d'avancement#problèmes-et-obstacles" text:style-name="Internet_20_link" text:visited-style-name="Visited_20_Internet_20_Link">#</text:a>Problèmes et Obstacles</text:h>
      <text:list xml:id="list4256841306" text:style-name="L4">
        <text:list-item>
          <text:p text:style-name="P8">Retard <text:span text:style-name="T1">de Anne</text:span> dû à <text:span text:style-name="T1">un arrêt maladie de deux jours </text:span><text:span text:style-name="T2">=&gt; jour 3 quasi rattrapé ce vendredi 19</text:span><text:span text:style-name="T1">.</text:span></text:p>
        </text:list-item>
        <text:list-item>
          <text:p text:style-name="P7">Besoin imprévu de ressources supplémentaires pour résoudre des problèmes de compatibilité du navigateur. </text:p>
        </text:list-item>
      </text:list>
      <text:h text:style-name="Heading_20_2" text:outline-level="2"><text:bookmark text:name="calendrier-et-planification"/><text:a xlink:type="simple" xlink:href="https://campus-numerique-annecy.vercel.app/devlog/projet/c/3-annexes/exemple-rapport-d'avancement#calendrier-et-planification" text:style-name="Internet_20_link" text:visited-style-name="Visited_20_Internet_20_Link">#</text:a>Calendrier et Planification</text:h>
      <text:h text:style-name="Heading_20_3" text:outline-level="3"><text:bookmark text:name="calendrier-prévu"/><text:a xlink:type="simple" xlink:href="https://campus-numerique-annecy.vercel.app/devlog/projet/c/3-annexes/exemple-rapport-d'avancement#calendrier-prévu" text:style-name="Internet_20_link" text:visited-style-name="Visited_20_Internet_20_Link">#</text:a>Calendrier Prévu</text:h>
      <text:list xml:id="list190484523" text:style-name="L5">
        <text:list-item>
          <text:p text:style-name="P25"><text:bookmark text:name="docs-internal-guid-3a759e0c-7fff-0f71-cd56-8b65bcaed498"/>Phase de conception : 15/01/2024 - 16/01/2024</text:p>
        </text:list-item>
      </text:list>
      <text:list xml:id="list3896724062" text:style-name="L12">
        <text:list-item>
          <text:p text:style-name="P24">Phase de développement du back-end</text:p>
          <text:list>
            <text:list-item>
              <text:p text:style-name="P24">Sprint 1 : 17/01/2024 - 19/02/2024</text:p>
            </text:list-item>
            <text:list-item>
              <text:p text:style-name="P23">Sprint 2 : 22/01/2024 - 26/01/2024</text:p>
            </text:list-item>
          </text:list>
        </text:list-item>
      </text:list>
      <text:list xml:id="list163117639136038" text:continue-list="list190484523" text:style-name="L5">
        <text:list-header>
          <text:p text:style-name="P9"/>
        </text:list-header>
      </text:list>
      <text:h text:style-name="Heading_20_3" text:outline-level="3"><text:bookmark text:name="révisions"/><text:a xlink:type="simple" xlink:href="https://campus-numerique-annecy.vercel.app/devlog/projet/c/3-annexes/exemple-rapport-d'avancement#révisions" text:style-name="Internet_20_link" text:visited-style-name="Visited_20_Internet_20_Link">#</text:a>Révisions</text:h>
      <text:list xml:id="list1473659681" text:style-name="L6">
        <text:list-item>
          <text:p text:style-name="P10">Ajustement du calendrier de développement pour compenser le retard mineur. </text:p>
        </text:list-item>
      </text:list>
      <text:h text:style-name="Heading_20_2" text:outline-level="2"><text:bookmark text:name="prochaines-étapes"/><text:a xlink:type="simple" xlink:href="https://campus-numerique-annecy.vercel.app/devlog/projet/c/3-annexes/exemple-rapport-d'avancement#prochaines-étapes" text:style-name="Internet_20_link" text:visited-style-name="Visited_20_Internet_20_Link">#</text:a>Prochaines Étapes</text:h>
      <text:list xml:id="list4240904039" text:style-name="L7">
        <text:list-item>
          <text:p text:style-name="P27">Réussir à rattraper mon retard…</text:p>
          <text:p text:style-name="P27"/>
        </text:list-item>
        <text:list-item>
          <text:p text:style-name="P26"><text:bookmark text:name="docs-internal-guid-f0d9ce31-7fff-87e6-5760-bfbee7b3dcd2"/>Finaliser le développement du back-end avec le <text:span text:style-name="T3">Seeder et le </text:span>CRUD.</text:p>
          <text:p text:style-name="P26"/>
        </text:list-item>
      </text:list>
      <text:h text:style-name="Heading_20_2" text:outline-level="2"><text:bookmark text:name="risques"/><text:a xlink:type="simple" xlink:href="https://campus-numerique-annecy.vercel.app/devlog/projet/c/3-annexes/exemple-rapport-d'avancement#risques" text:style-name="Internet_20_link" text:visited-style-name="Visited_20_Internet_20_Link">#</text:a>Risques</text:h>
      <text:h text:style-name="Heading_20_3" text:outline-level="3"><text:bookmark text:name="risques-actuels"/><text:a xlink:type="simple" xlink:href="https://campus-numerique-annecy.vercel.app/devlog/projet/c/3-annexes/exemple-rapport-d'avancement#risques-actuels" text:style-name="Internet_20_link" text:visited-style-name="Visited_20_Internet_20_Link">#</text:a>Risques Actuels</text:h>
      <text:list xml:id="list3386435902" text:style-name="L8">
        <text:list-item>
          <text:p text:style-name="P12"><text:span text:style-name="T3">R</text:span>etards supplémentaires en raison d’éventuels problèmes techniques. </text:p>
        </text:list-item>
      </text:list>
      <text:h text:style-name="Heading_20_2" text:outline-level="2"><text:bookmark text:name="conclusion"/><text:a xlink:type="simple" xlink:href="https://campus-numerique-annecy.vercel.app/devlog/projet/c/3-annexes/exemple-rapport-d'avancement#conclusion" text:style-name="Internet_20_link" text:visited-style-name="Visited_20_Internet_20_Link">#</text:a>Conclusion</text:h>
      <text:p text:style-name="Text_20_body">Le développement du site e-commerce “<text:span text:style-name="T3">Crafted-By</text:span>” progresse <text:span text:style-name="T3">difficilement </text:span>conformément aux attentes, avec des ajustements mineurs. L’équipe reste vigilante quant aux risques potentiels et s’engage à respecter les délais établis. Les parties prenantes sont encouragées à fournir des commentaires supplémentaires pour garantir la réussite du projet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6:00:08.312622567</meta:creation-date>
    <dc:date>2024-01-19T16:31:16.764487199</dc:date>
    <meta:editing-duration>PT20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363" meta:character-count="2309" meta:non-whitespace-character-count="1993"/>
  </office:meta>
</office:document-meta>
</file>